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3000000C4B02FAD77.png"/>
  <manifest:file-entry manifest:media-type="image/png" manifest:full-path="Pictures/100000000000031D0000021E3D439221.png"/>
  <manifest:file-entry manifest:media-type="image/png" manifest:full-path="Pictures/1000000000000327000001AD8A21BACA.png"/>
  <manifest:file-entry manifest:media-type="image/png" manifest:full-path="Pictures/1000000000000316000002EFB5BCB615.png"/>
  <manifest:file-entry manifest:media-type="image/png" manifest:full-path="Pictures/1000000000000310000001E34FA85D2D.png"/>
  <manifest:file-entry manifest:media-type="image/png" manifest:full-path="Pictures/100000000000031F00000307702B029B.png"/>
  <manifest:file-entry manifest:media-type="image/png" manifest:full-path="Pictures/10000000000003F600000335C90B6E2D.png"/>
  <manifest:file-entry manifest:media-type="image/png" manifest:full-path="Pictures/100000000000033A000001FC95CE7443.png"/>
  <manifest:file-entry manifest:media-type="image/png" manifest:full-path="Pictures/10000000000003260000021D9CE5C09A.png"/>
  <manifest:file-entry manifest:media-type="image/png" manifest:full-path="Pictures/100000000000031E0000010DAEC93967.png"/>
  <manifest:file-entry manifest:media-type="image/png" manifest:full-path="Pictures/10000000000003C60000031A0DBED640.png"/>
  <manifest:file-entry manifest:media-type="image/png" manifest:full-path="Pictures/10000000000003390000015DDE03B3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1" text:anchor-type="char" svg:width="6.6929in" svg:height="2.2555in" draw:z-index="0"><draw:image xlink:href="Pictures/100000000000031E0000010DAEC93967.png" xlink:type="simple" xlink:show="embed" xlink:actuate="onLoad"/></draw:frame></text:p>
      <text:p text:style-name="Standard"><draw:frame draw:style-name="fr2" draw:name="Image12" text:anchor-type="char" svg:width="6.6929in" svg:height="4.4925in" draw:z-index="1"><draw:image xlink:href="Pictures/10000000000003260000021D9CE5C0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quez sur installer :</text:p>
      <text:p text:style-name="Standard"/>
      <text:p text:style-name="Standard"><draw:frame draw:style-name="fr1" draw:name="Image13" text:anchor-type="char" svg:width="6.6929in" svg:height="2.8311in" draw:z-index="2"><draw:image xlink:href="Pictures/10000000000003390000015DDE03B331.png" xlink:type="simple" xlink:show="embed" xlink:actuate="onLoad"/></draw:frame><text:soft-page-break/></text:p>
      <text:p text:style-name="Standard"><draw:frame draw:style-name="fr1" draw:name="Image14" text:anchor-type="char" svg:width="6.6929in" svg:height="6.4917in" draw:z-index="3"><draw:image xlink:href="Pictures/100000000000031F00000307702B029B.png" xlink:type="simple" xlink:show="embed" xlink:actuate="onLoad"/></draw:frame></text:p>
      <text:p text:style-name="Standard"/>
      <text:p text:style-name="Standard"><draw:frame draw:style-name="fr2" draw:name="Image15" text:anchor-type="char" svg:width="6.6929in" svg:height="4.1228in" draw:z-index="4"><draw:image xlink:href="Pictures/1000000000000310000001E34FA85D2D.png" xlink:type="simple" xlink:show="embed" xlink:actuate="onLoad"/></draw:frame><text:soft-page-break/></text:p>
      <text:p text:style-name="Standard"><draw:frame draw:style-name="fr1" draw:name="Image16" text:anchor-type="char" svg:width="6.6929in" svg:height="4.5516in" draw:z-index="5"><draw:image xlink:href="Pictures/100000000000031D0000021E3D4392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char" svg:width="6.6929in" svg:height="1.5134in" draw:z-index="6"><draw:image xlink:href="Pictures/1000000000000363000000C4B02FAD77.png" xlink:type="simple" xlink:show="embed" xlink:actuate="onLoad"/></draw:frame><text:soft-page-break/></text:p>
      <text:p text:style-name="Standard"><draw:frame draw:style-name="fr2" draw:name="Image18" text:anchor-type="char" svg:width="6.6929in" svg:height="6.3626in" draw:z-index="7"><draw:image xlink:href="Pictures/1000000000000316000002EFB5BCB615.png" xlink:type="simple" xlink:show="embed" xlink:actuate="onLoad"/></draw:frame></text:p>
      <text:p text:style-name="Standard"><draw:frame draw:style-name="fr2" draw:name="Image19" text:anchor-type="char" svg:width="6.6929in" svg:height="4.1161in" draw:z-index="8"><draw:image xlink:href="Pictures/100000000000033A000001FC95CE7443.png" xlink:type="simple" xlink:show="embed" xlink:actuate="onLoad"/></draw:frame><text:soft-page-break/></text:p>
      <text:p text:style-name="Standard"><draw:frame draw:style-name="fr1" draw:name="Image20" text:anchor-type="char" svg:width="6.6929in" svg:height="3.5575in" draw:z-index="9"><draw:image xlink:href="Pictures/1000000000000327000001AD8A21BACA.png" xlink:type="simple" xlink:show="embed" xlink:actuate="onLoad"/></draw:frame></text:p>
      <text:p text:style-name="Standard"><draw:frame draw:style-name="fr3" draw:name="Image21" text:anchor-type="char" svg:x="-0.1457in" svg:y="-0.0898in" svg:width="6.6929in" svg:height="5.5008in" draw:z-index="10"><draw:image xlink:href="Pictures/10000000000003C60000031A0DBED64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3" draw:name="Image22" text:anchor-type="char" svg:x="-0.0256in" svg:y="0.4618in" svg:width="6.6929in" svg:height="5.4189in" draw:z-index="11"><draw:image xlink:href="Pictures/10000000000003F600000335C90B6E2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8T08:57:35.668281820</meta:creation-date>
    <dc:date>2024-11-20T15:36:50.91</dc:date>
    <meta:editing-duration>PT1H17M2S</meta:editing-duration>
    <meta:editing-cycles>2</meta:editing-cycles>
    <meta:generator>OpenOffice/4.1.14$Win32 OpenOffice.org_project/4114m1$Build-9811</meta:generator>
    <meta:document-statistic meta:table-count="0" meta:image-count="12" meta:object-count="0" meta:page-count="7" meta:paragraph-count="1" meta:word-count="4" meta:character-count="23"/>
    <dc:creator>Flavien Nouet</dc:creator>
  </office:meta>
</office:document-meta>
</file>